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 hoy en adelante, la palabra blockchain va a ser una de las que más escuches primero</text:p>
      <text:p text:style-name="Standard">y pronuncies después. Y eso será este año y durante muchos años más. Porque blockchain,</text:p>
      <text:p text:style-name="Standard">del inglés cadena de bloques, es una tecnología que va a cambiar el mundo más de lo que lo</text:p>
      <text:p text:style-name="Standard">dice internet. Sí, más de lo que lo dice internet. Y va a ser para bien de personas</text:p>
      <text:p text:style-name="Standard">y de empresas. Blockchain es el mayor avance tecnológico que vivirá la humanidad. Es</text:p>
      <text:p text:style-name="Standard">la cuarta revolución industrial. El origen de blockchain es la criptomoneda bitcoin,</text:p>
      <text:p text:style-name="Standard">que es el primer ejemplo de blockchain o cadena de bloques. El que ha permitido pensar en</text:p>
      <text:p text:style-name="Standard">usar su protocolo para miles de cosas más. Hemos conocido el internet de la información.</text:p>
      <text:p text:style-name="Standard">Ahora vamos al internet del valor. El concepto no es fácil, pero si lo entendéis os vais</text:p>
      <text:p text:style-name="Standard">a relamer al imaginar todo lo bueno que blockchain nos traerá a nuestras vidas. Y lo más apasionante</text:p>
      <text:p text:style-name="Standard">no es su estructura, que es difícil de entender, sino sus aplicaciones. Alucinantes. Pero antes</text:p>
      <text:p text:style-name="Standard">sepamos qué es blockchain. Blockchain es, como su nombre indica, una cadena de bloques.</text:p>
      <text:p text:style-name="Standard">Hasta ahora todo se regía por bases de datos centralizadas. Una blockchain es una base</text:p>
      <text:p text:style-name="Standard">de datos distribuida. ¿Y eso qué es lo que es? Pues una base de datos que no está en</text:p>
      <text:p text:style-name="Standard">un solo sitio, sino que está repartida en distintos ordenadores o nodos, que son todos</text:p>
      <text:p text:style-name="Standard">igual de importantes. Imagínate un libro de contabilidad. Blockchain es un libro de</text:p>
      <text:p text:style-name="Standard">contabilidad que se replica de forma idéntica en todos los nodos en los que está. Pero</text:p>
      <text:p text:style-name="Standard">cada apunte, cada nueva operación, nuevo bloque, se produce también en todos ellos.</text:p>
      <text:p text:style-name="Standard">No hay una sola entidad que tenga la información, sino que esta está distribuida en copias</text:p>
      <text:p text:style-name="Standard">actualizadas en tiempo real entre todos los nodos. Imagina una construcción de bloques</text:p>
      <text:p text:style-name="Standard">de Lego. Cada bloque es una operación y cada vez que se pone un bloque nuevo, ese bloque</text:p>
      <text:p text:style-name="Standard">contiene toda la información de todo lo anterior, que no se puede modificar ni borrar. ¿Cómo</text:p>
      <text:p text:style-name="Standard">se acepta que a todos los nodos de la cadena les pongan un bloque nuevo? Ahí está la</text:p>
      <text:p text:style-name="Standard">clave. Blockchain plantea un reto matemático a los nodos y el primero que lo resuelva envía</text:p>
      <text:p text:style-name="Standard">la solución única, pues es matemática, a todos los demás. Si la mayoría certifican</text:p>
      <text:p text:style-name="Standard">que el resultado es cierto, ese bloque es aceptado por todos y pasa a formar parte de</text:p>
      <text:p text:style-name="Standard">la cadena con toda la información anterior y la certificación imborrable como un sello</text:p>
      <text:p text:style-name="Standard">del momento en el que se hizo esa operación. Así la red funciona por consenso entre las</text:p>
      <text:p text:style-name="Standard">partes. Es inviolable. Una vez aprobada una operación en ese libro maestro ya no se puede</text:p>
      <text:p text:style-name="Standard">eliminar ni modificar. En una frase. Blockchain reemplaza la confianza por la verdad matemática.</text:p>
      <text:p text:style-name="Standard">Adiós al fraude, todo es transparente y auditable, por todo es en directo y blockchain es seguridad</text:p>
      <text:p text:style-name="Standard">plena. Todo va encriptado con criptografía asimétrica. Otra de las grandes promesas</text:p>
      <text:p text:style-name="Standard">de blockchain son los contratos inteligentes o smart contracts. En vez de firmar un papel</text:p>
      <text:p text:style-name="Standard">y que haya un tercero, ya sea un notario o un juez, que vele porque ese contrato se cumpla,</text:p>
      <text:p text:style-name="Standard">al firmar un smart contract lo que haces es dar el ok a una aplicación. Es un contrato</text:p>
      <text:p text:style-name="Standard">que se auto ejecuta cuando se cumplen las condiciones firmadas por las dos partes, pero</text:p>
      <text:p text:style-name="Standard">vamos a ver mejor blockchain a través de ejemplos. Compras un billete de avión por 100 euros</text:p>
      <text:p text:style-name="Standard">para ir a París, pero añades un seguro de 10 euros que dice que si el vuelo sale con</text:p>
      <text:p text:style-name="Standard">más de dos horas de retraso, te devuelven el importe íntegro. Cuando estás esperando</text:p>
      <text:p text:style-name="Standard">el vuelo, pasan dos horas sin que despegue, ves en tu iPad que te acaba de llegar al</text:p>
      <text:p text:style-name="Standard">banco una transferencia de 110 euros. Nadie dio la orden. La base de datos oficial vinculada</text:p>
      <text:p text:style-name="Standard">al contrato inteligente fue la condición cumplida para que el sistema te indemnice</text:p>
      <text:p text:style-name="Standard">sin que ningún humano mueva un solo papel. Imagina el ahorro de trámites a la compañía</text:p>
      <text:p text:style-name="Standard">y el ahorro de papeleos, el ahorro de tiempo para ti y para ellos y de cabreos que te ahorras</text:p>
      <text:p text:style-name="Standard">y de poner reclamaciones, etc. ¿Y si aseguras tu coche que en pocos años estará lleno</text:p>
      <text:p text:style-name="Standard">de sensores y cámaras? Aquí mezclamos internet de las cosas con blockchain. Si les das acceso,</text:p>
      <text:p text:style-name="Standard">las aseguradoras podrán cobrarte menos porque ellos verán en directo que conduces muy prudente</text:p>
      <text:p text:style-name="Standard">o que solo lo usas dos horas y 22 minutos a la semana. No habrá fraude ni te evaluarán</text:p>
      <text:p text:style-name="Standard">por lo que digas que pasó. Desaparecerá gran parte del trabajo de los peritos porque</text:p>
      <text:p text:style-name="Standard">la mayoría de la información la tendrán en tiempo real, desde cómo fue el accidente</text:p>
      <text:p text:style-name="Standard">a cuáles son los daños según relaten los sensores y cámaras. Blockchain hará imposible</text:p>
      <text:p text:style-name="Standard"><text:soft-page-break/>que alguien compre un décimo de lotería para blanquear sin dejar rastro. A un afortunado</text:p>
      <text:p text:style-name="Standard">esto no le va a gustar. También hay grandes aplicaciones para el periodismo. Hoy las comisiones</text:p>
      <text:p text:style-name="Standard">y la gestión hacen que no compense vender un producto por menos de un euro. La eficiencia</text:p>
      <text:p text:style-name="Standard">de blockchain permitirá micropagos de un céntimo por leer un artículo y podrá ser</text:p>
      <text:p text:style-name="Standard">el propio periodista quien lo cobre sin que intervenga un medio. Podrá haber un gran</text:p>
      <text:p text:style-name="Standard">kiosco donde cada medio u autor cobren la cantidad exacta en función del tiempo que</text:p>
      <text:p text:style-name="Standard">un lector pase leyéndolos. Habrá mejor periodismo. Se terminará el fraude del clickbait o noticias</text:p>
      <text:p text:style-name="Standard">table porque los medios no buscarán el click sino que pasemos tiempo en su página. Cobrarán</text:p>
      <text:p text:style-name="Standard">de anunciantes o de lectores por el tiempo de visualización y no por el número de clics.</text:p>
      <text:p text:style-name="Standard">Transparencia en donaciones a ONG. Puedes ver y rastrear tu dinero desde que lo donas</text:p>
      <text:p text:style-name="Standard">hasta que el dinero llega al proyecto y el proyecto se termina. Transparencia absoluta.</text:p>
      <text:p text:style-name="Standard">Y para los temas de facturación, cuando un autónomo emita una factura, la cobrará en</text:p>
      <text:p text:style-name="Standard">directo y Hacienda se llevará el IVA y el IRPF también en ese instante. Adiós a la</text:p>
      <text:p text:style-name="Standard">corrupción, fin de las facturas duplicadas y de otros sanchullos. Esto mismo va a pasar</text:p>
      <text:p text:style-name="Standard">en las administraciones y en las empresas. En el crowdfunding, un contrato inteligente</text:p>
      <text:p text:style-name="Standard">permitirá que si el proyecto que cientos de personas te han respaldado financiándotelo</text:p>
      <text:p text:style-name="Standard">no se hace en el tiempo que has marcado, el dinero se devuelve automáticamente a todos</text:p>
      <text:p text:style-name="Standard">ellos sin que una persona tenga que dedicar ni un segundo a gestionarlo y sin dar explicaciones.</text:p>
      <text:p text:style-name="Standard">El voto en las elecciones con blockchain será más seguro, más rápido de contar en directo</text:p>
      <text:p text:style-name="Standard">y todos podrán auditarlo. Periodistas, gobiernos, partidos políticos, incluso tú podrás comprobar</text:p>
      <text:p text:style-name="Standard">que tu voto fue el que querías haciendo una consulta en directo a la base de datos que</text:p>
      <text:p text:style-name="Standard">solamente puedes hacer tú. En Australia el gobierno está metiendo los videos de la policía</text:p>
      <text:p text:style-name="Standard">en blockchain para asegurarse de que no se alteran. En 2020 Dubai trasladará todos sus</text:p>
      <text:p text:style-name="Standard">documentos públicos a una blockchain y no usará más papel. El gobierno calcula que</text:p>
      <text:p text:style-name="Standard">liberará 25 millones de horas al año de personas dedicadas a gestionar documentos</text:p>
      <text:p text:style-name="Standard">guardados. Y para la cultura, un fotógrafo o un músico pueden ya monetizar sus imágenes</text:p>
      <text:p text:style-name="Standard">y sus canciones con plataformas que garantizan con blockchain que el autor es quien vende</text:p>
      <text:p text:style-name="Standard">los derechos y le hacen llegar el dinero que genera su uso al precio que el ponga. Se evita</text:p>
      <text:p text:style-name="Standard">averiguar quién tiene esos derechos y se paga y se cobra automáticamente, entre máquinas</text:p>
      <text:p text:style-name="Standard">y sin intermediarios. Esta descentralización les llegará también a Google, a Facebook,</text:p>
      <text:p text:style-name="Standard">que son hoy jardines vallados en los que pasamos muchísimo tiempo. Se les va a acabar el negocio</text:p>
      <text:p text:style-name="Standard">de comercializar con nuestros datos. ¿Y en el comercio electrónico cómo afectará?</text:p>
      <text:p text:style-name="Standard">También con descentralización. ¿Cuál es la clave del comercio electrónico? La confianza.</text:p>
      <text:p text:style-name="Standard">Quien venda algo físico no dependerá tanto de Amazon para hacerlo. El papel de garante</text:p>
      <text:p text:style-name="Standard">que hoy tiene Amazon no será importante porque clientes y comercios no necesitan fiarse de</text:p>
      <text:p text:style-name="Standard">la otra parte gracias a que blockchain suple esa confianza. Un ejemplo. Compras y tu dinero</text:p>
      <text:p text:style-name="Standard">va a una cuenta puente y sólo cuando tú confirmas que has recibido el pedido correctamente</text:p>
      <text:p text:style-name="Standard">el dinero sale de la cuenta a la cuenta del vendedor. Otro avance brutal es el tema de</text:p>
      <text:p text:style-name="Standard">tu identidad única y sólo en tus manos y no en las de terceros. ¿Imaginas ver cualquier</text:p>
      <text:p text:style-name="Standard">cosa en internet y darle a comprar sin darte de alta en ningún sitio, sin poner 27 veces</text:p>
      <text:p text:style-name="Standard">tu dirección física ni tu tarjeta de crédito? Un clic, ¡plas! Y en unas horas el producto</text:p>
      <text:p text:style-name="Standard">en tu casa. Todos tendríamos una identidad digital propia, un identificador único que</text:p>
      <text:p text:style-name="Standard">no pasaría a ser propiedad de nadie, sólo lo aportaríamos de manera privada con cada</text:p>
      <text:p text:style-name="Standard">transacción. Comprarás una bici con GPS que el fabricante registra con un número</text:p>
      <text:p text:style-name="Standard">único al hacerla y se registra qué tienda la vende y por supuesto que tú eres el dueño</text:p>
      <text:p text:style-name="Standard">cuando la compras. No tendrá sentido que te la roben porque además de que estará geolocalizada</text:p>
      <text:p text:style-name="Standard">blockchain avala que tú eres el dueño. En cambio si la quieres alquilar haces un contrato</text:p>
      <text:p text:style-name="Standard">por unas horas con un particular y se la alquilas. Suya será la bici durante ese tiempo y suya</text:p>
      <text:p text:style-name="Standard">la responsabilidad. Quien dice tu bici dice tu coche o tu casa. Salto gigante para la</text:p>
      <text:p text:style-name="Standard">economía colaborativa. Imagina un mundo en el que todos podemos alquilar de todo sin</text:p>
      <text:p text:style-name="Standard">que necesitemos Airbnb, Blablacar o Cabify porque todo estará conectado y geolocalizado.</text:p>
      <text:p text:style-name="Standard">Hemos visto muchos ejemplos y hemos entendido por encima cómo funciona blockchain. Es difícil</text:p>
      <text:p text:style-name="Standard"><text:soft-page-break/>y si eres un torpe con orejas como yo quizá te flote la duda de la seguridad y del anonimato.</text:p>
      <text:p text:style-name="Standard">Todo esto funciona gracias también a la criptografía. La criptografía es el arte de transformar</text:p>
      <text:p text:style-name="Standard">un mensaje elegible en uno elegible y único. A eso se llama cifrado. Tú metes un dato,</text:p>
      <text:p text:style-name="Standard">por ejemplo un texto, la palabra perro, y eso se cifra de forma hexadecimal, es decir,</text:p>
      <text:p text:style-name="Standard">se le aplica una doble fórmula matemática que lo convierte en una combinación de cifras</text:p>
      <text:p text:style-name="Standard">y letras ininteligibles. El resultado es lo que se llama un hash de 256 bits y tiene esta</text:p>
      <text:p text:style-name="Standard">pinta tan fea. El hash es único, pero ¿y si alguien averigua la función matemática?</text:p>
      <text:p text:style-name="Standard">El sistema es mucho más complejo porque usa criptografía asimétrica. Todos sabéis de</text:p>
      <text:p text:style-name="Standard">lo que es la criptografía asimétrica, ¿no? Vamos a hacerlo claro por si acaso hubiera</text:p>
      <text:p text:style-name="Standard">algún torpecillo. Hay una clave pública para cifrar un mensaje y otra clave privada</text:p>
      <text:p text:style-name="Standard">para descifrarlo. Si Carlos envía un mensaje a María, Carlos solo tiene que saber la clave</text:p>
      <text:p text:style-name="Standard">pública de María y podrá enviárselo cifrado. Solo María, con su clave privada, puede descifrarlo.</text:p>
      <text:p text:style-name="Standard">La clave pública es lo que permitirá que todos sepan que una empresa ha vendido una</text:p>
      <text:p text:style-name="Standard">bici, pero que solo el comprador pueda ver con su clave privada todos los datos de esa</text:p>
      <text:p text:style-name="Standard">factura y cada eslabón de esa cadena, Hacienda, la tienda de bicis, sus proveedores, el cliente,</text:p>
      <text:p text:style-name="Standard">podrán acceder con transparencia a la parte de la información que les corresponda y no al resto.</text:p>
      <text:p text:style-name="Standard">El fabricante no podrá ver ni el nombre ni ningún dato del comprador final, por ejemplo.</text:p>
      <text:p text:style-name="Standard">¿Qué te parece? Ciencia ficción, ¿no? Pues es presente. De aquí a 4 o 5 años,</text:p>
      <text:p text:style-name="Standard">el mundo en el que vivimos no lo va a conocer ni la madre que te parió. Las empresas serán</text:p>
      <text:p text:style-name="Standard">más eficientes, los productos y servicios serán mejores, los compraremos más baratos y todo será</text:p>
      <text:p text:style-name="Standard">personalizado de forma literal. Habrá un producto para cada persona y a un precio mucho mejor.</text:p>
      <text:p text:style-name="Standard">¿No te mueres de ganas de verl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2T17:29:25</meta:creation-date>
    <meta:document-statistic meta:table-count="0" meta:image-count="0" meta:object-count="0" meta:page-count="3" meta:paragraph-count="125" meta:word-count="1947" meta:character-count="10927"/>
    <dc:date>2022-12-22T17:30:03</dc:date>
    <meta:editing-duration>PT38S</meta:editing-duration>
    <meta:editing-cycles>1</meta:editing-cycles>
    <meta:generator>OpenOffice/4.1.10$Unix OpenOffice.org_project/4110m2$Build-9807</meta:generator>
  </office:meta>
</office:document-meta>
</file>